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c4a25" style:font-size-asian="14pt" style:font-size-complex="14pt"/>
    </style:style>
    <style:style style:name="P3" style:family="paragraph" style:parent-style-name="Standard">
      <style:text-properties fo:font-size="14pt" officeooo:paragraph-rsid="000d2bd1" style:font-size-asian="14pt" style:font-size-complex="14pt"/>
    </style:style>
    <style:style style:name="T1" style:family="text">
      <style:text-properties officeooo:rsid="000c4a25"/>
    </style:style>
    <style:style style:name="T2" style:family="text">
      <style:text-properties officeooo:rsid="000d2b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A - Consignes</text:span></text:p>
      <text:p text:style-name="P1"/>
      <text:p text:style-name="P1"><text:tab/>-&gt; Mot de passe ssh du serveur : "password" <text:span text:style-name="T1">avec accès ssh</text:span></text:p>
      <text:p text:style-name="P1"><text:tab/>-&gt; Une clé WEP</text:p>
      <text:p text:style-name="P1"><text:tab/>-&gt; le nombre maximum de <text:span text:style-name="T1">2 </text:span>règles <text:span text:style-name="T1">bloquantes </text:span>sur le FireWall <text:span text:style-name="T1">sera autorisé</text:span></text:p>
      <text:p text:style-name="P1"><text:tab/>-&gt; la règle (deny any any) est interdite sur le FireWall</text:p>
      <text:p text:style-name="P1"><text:tab/>-&gt; le filtrage par adresse MAC est interdit car trop contraigna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B - Consignes</text:span></text:p>
      <text:p text:style-name="P1"/>
      <text:p text:style-name="P1"><text:tab/>-&gt; Mot de passe pfsense : "qwerty" <text:span text:style-name="T1">avec pfsense accessible depuis le WAN</text:span></text:p>
      <text:p text:style-name="P1"><text:tab/>-&gt; Un poste "passerelle" avec carte wlan sur wifi LAN et carte eth0 sur VLAN50</text:p>
      <text:p text:style-name="P2"><text:tab/>-&gt; le nombre maximum de <text:span text:style-name="T1">2 </text:span>règles <text:span text:style-name="T1">bloquantes </text:span>sur le FireWall <text:span text:style-name="T1">sera autorisé</text:span></text:p>
      <text:p text:style-name="P1"><text:tab/>-&gt; la règle (deny any any) est interdite sur le FireWall</text:p>
      <text:p text:style-name="P1"><text:tab/>-&gt; le filtrage par adresse MAC est interdit car trop contraign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ERCIER</meta:initial-creator>
    <meta:creation-date>2018-03-20T15:08:16.176095042</meta:creation-date>
    <meta:printed-by>Philippe MERCIER</meta:printed-by>
    <meta:print-date>2018-03-20T15:10:24.035264531</meta:print-date>
    <dc:date>2019-03-06T09:05:20.139471895</dc:date>
    <meta:editing-duration>PT6M19S</meta:editing-duration>
    <meta:editing-cycles>3</meta:editing-cycles>
    <meta:generator>LibreOffice/6.1.4.2$MacOSX_X86_64 LibreOffice_project/9d0f32d1f0b509096fd65e0d4bec26ddd1938fd3</meta:generator>
    <dc:creator>Philippe MERCIER</dc:creator>
    <meta:document-statistic meta:table-count="0" meta:image-count="0" meta:object-count="0" meta:page-count="1" meta:paragraph-count="12" meta:word-count="120" meta:character-count="646" meta:non-whitespace-character-count="528"/>
  </office:meta>
</office:document-meta>
</file>